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int x;</text:p>
      <text:p text:style-name="Standard">void autoStorageClass()</text:p>
      <text:p text:style-name="Standard">{</text:p>
      <text:p text:style-name="Standard"/>
      <text:p text:style-name="Standard"><text:tab/>printf("\nDemonstrating auto class\n\n");</text:p>
      <text:p text:style-name="Standard"/>
      <text:p text:style-name="Standard"><text:tab/></text:p>
      <text:p text:style-name="Standard"><text:tab/>auto int a = 32;</text:p>
      <text:p text:style-name="Standard"/>
      <text:p text:style-name="Standard"><text:tab/>printf("Value of the variable 'a'"</text:p>
      <text:p text:style-name="Standard"><text:tab/><text:tab/>" declared as auto: %d\n",</text:p>
      <text:p text:style-name="Standard"><text:tab/><text:tab/>a);</text:p>
      <text:p text:style-name="Standard"/>
      <text:p text:style-name="Standard"><text:tab/>printf("--------------------------------");</text:p>
      <text:p text:style-name="Standard">}</text:p>
      <text:p text:style-name="Standard"/>
      <text:p text:style-name="Standard">void registerStorageClass()</text:p>
      <text:p text:style-name="Standard">{</text:p>
      <text:p text:style-name="Standard"/>
      <text:p text:style-name="Standard"><text:tab/>printf("\nDemonstrating register class\n\n");</text:p>
      <text:p text:style-name="Standard"/>
      <text:p text:style-name="Standard"><text:tab/>register char b = 'G';</text:p>
      <text:p text:style-name="Standard"/>
      <text:p text:style-name="Standard"><text:tab/>printf("Value of the variable 'b'"</text:p>
      <text:p text:style-name="Standard"><text:tab/><text:tab/>" declared as register: %d\n",</text:p>
      <text:p text:style-name="Standard"><text:tab/><text:tab/>b);</text:p>
      <text:p text:style-name="Standard"/>
      <text:p text:style-name="Standard"><text:tab/>printf("--------------------------------");</text:p>
      <text:p text:style-name="Standard">}</text:p>
      <text:p text:style-name="Standard"/>
      <text:p text:style-name="Standard">void externStorageClass()</text:p>
      <text:p text:style-name="Standard">{</text:p>
      <text:p text:style-name="Standard"/>
      <text:p text:style-name="Standard"><text:tab/>printf("\nDemonstrating extern class\n\n");</text:p>
      <text:p text:style-name="Standard"/>
      <text:p text:style-name="Standard"><text:tab/>extern int x;</text:p>
      <text:p text:style-name="Standard"><text:tab/>printf("Value of the variable 'x'"</text:p>
      <text:p text:style-name="Standard"><text:tab/><text:tab/>" declared as extern: %d\n", x);</text:p>
      <text:p text:style-name="Standard"/>
      <text:p text:style-name="Standard"><text:tab/>x = 2;</text:p>
      <text:p text:style-name="Standard"/>
      <text:p text:style-name="Standard"><text:tab/>printf("Modified value of the variable 'x'"</text:p>
      <text:p text:style-name="Standard"><text:tab/><text:tab/>" declared as extern: %d\n",</text:p>
      <text:p text:style-name="Standard"><text:tab/><text:tab/>x);</text:p>
      <text:p text:style-name="Standard"/>
      <text:p text:style-name="Standard"><text:tab/>printf("--------------------------------");</text:p>
      <text:p text:style-name="Standard">}</text:p>
      <text:p text:style-name="Standard"/>
      <text:p text:style-name="Standard">void staticStorageClass()</text:p>
      <text:p text:style-name="Standard">{</text:p>
      <text:p text:style-name="Standard"><text:tab/>int i = 0;</text:p>
      <text:p text:style-name="Standard"><text:soft-page-break/></text:p>
      <text:p text:style-name="Standard"><text:tab/>printf("\nDemonstrating static class\n\n");</text:p>
      <text:p text:style-name="Standard"/>
      <text:p text:style-name="Standard"><text:tab/>printf("Declaring 'y' as static inside the loop.\n"</text:p>
      <text:p text:style-name="Standard"><text:tab/><text:tab/>"But this declaration will occur only"</text:p>
      <text:p text:style-name="Standard"><text:tab/><text:tab/>" once as 'y' is static.\n"</text:p>
      <text:p text:style-name="Standard"><text:tab/><text:tab/>"If not, then every time the value of 'y' "</text:p>
      <text:p text:style-name="Standard"><text:tab/><text:tab/>"will be the declared value 5"</text:p>
      <text:p text:style-name="Standard"><text:tab/><text:tab/>" as in the case of variable 'p'\n");</text:p>
      <text:p text:style-name="Standard"/>
      <text:p text:style-name="Standard"><text:tab/>printf("\nLoop started:\n");</text:p>
      <text:p text:style-name="Standard"/>
      <text:p text:style-name="Standard"><text:tab/>for (i = 1; i &lt; 5; i++) {</text:p>
      <text:p text:style-name="Standard"/>
      <text:p text:style-name="Standard"><text:tab/><text:tab/>static int y = 5;</text:p>
      <text:p text:style-name="Standard"/>
      <text:p text:style-name="Standard"><text:tab/><text:tab/>int p = 10;</text:p>
      <text:p text:style-name="Standard"/>
      <text:p text:style-name="Standard"><text:tab/><text:tab/>y++;</text:p>
      <text:p text:style-name="Standard"><text:tab/><text:tab/>p++;</text:p>
      <text:p text:style-name="Standard"><text:tab/><text:tab/>printf("\nThe value of 'y', "</text:p>
      <text:p text:style-name="Standard"><text:tab/><text:tab/><text:tab/>"declared as static, in %d "</text:p>
      <text:p text:style-name="Standard"><text:tab/><text:tab/><text:tab/>"iteration is %d\n",</text:p>
      <text:p text:style-name="Standard"><text:tab/><text:tab/><text:tab/>i, y);</text:p>
      <text:p text:style-name="Standard"/>
      <text:p text:style-name="Standard"><text:tab/><text:tab/>printf("The value of non-static variable 'p', "</text:p>
      <text:p text:style-name="Standard"><text:tab/><text:tab/><text:tab/>"in %d iteration is %d\n",</text:p>
      <text:p text:style-name="Standard"><text:tab/><text:tab/><text:tab/>i, p);</text:p>
      <text:p text:style-name="Standard"><text:tab/>}</text:p>
      <text:p text:style-name="Standard"/>
      <text:p text:style-name="Standard"><text:tab/>printf("\nLoop ended:\n");</text:p>
      <text:p text:style-name="Standard"/>
      <text:p text:style-name="Standard"><text:tab/>printf("--------------------------------");</text:p>
      <text:p text:style-name="Standard">}</text:p>
      <text:p text:style-name="Standard"/>
      <text:p text:style-name="Standard">int main()</text:p>
      <text:p text:style-name="Standard">{</text:p>
      <text:p text:style-name="Standard"/>
      <text:p text:style-name="Standard"><text:tab/>printf("A program to demonstrate"</text:p>
      <text:p text:style-name="Standard"><text:tab/><text:tab/>" Storage Classes in C\n\n");</text:p>
      <text:p text:style-name="Standard"/>
      <text:p text:style-name="Standard"><text:tab/>autoStorageClass();</text:p>
      <text:p text:style-name="Standard"/>
      <text:p text:style-name="Standard"><text:tab/>registerStorageClass();</text:p>
      <text:p text:style-name="Standard"/>
      <text:p text:style-name="Standard"><text:tab/>externStorageClass();</text:p>
      <text:p text:style-name="Standard"/>
      <text:p text:style-name="Standard"><text:tab/>staticStorageClass();</text:p>
      <text:p text:style-name="Standard"/>
      <text:p text:style-name="Standard"><text:tab/>printf("\n\nStorage Classes demonstrated");</text:p>
      <text:p text:style-name="Standard"/>
      <text:p text:style-name="Standard"><text:tab/>return 0;</text:p>
      <text:p text:style-name="Standard"><text:soft-page-break/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5T17:17:33.428747534</meta:creation-date>
    <dc:date>2022-09-05T17:19:21.794259716</dc:date>
    <meta:editing-duration>PT1M48S</meta:editing-duration>
    <meta:editing-cycles>1</meta:editing-cycles>
    <meta:document-statistic meta:table-count="0" meta:image-count="0" meta:object-count="0" meta:page-count="3" meta:paragraph-count="71" meta:word-count="225" meta:character-count="1610" meta:non-whitespace-character-count="1376"/>
    <meta:generator>LibreOffice/6.4.7.2$Linux_X86_64 LibreOffice_project/40$Build-2</meta:generator>
  </office:meta>
</office:document-meta>
</file>